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01cm" svg:stroke-color="#000000" draw:marker-start-width="0.201cm" draw:marker-end-width="0.201cm" draw:fill="none" draw:fill-color="#ffffff" fo:min-height="1.75cm"/>
    </style:style>
    <style:style style:name="gr2" style:family="graphic" style:parent-style-name="standard">
      <style:graphic-properties svg:stroke-width="0.001cm" draw:marker-start-width="0.201cm" draw:marker-end-width="0.201cm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cm" svg:height="2cm" svg:x="0.9cm" svg:y="1cm">
          <draw:text-box>
            <text:p text:style-name="P1"/>
            <text:p text:style-name="P1">s</text:p>
          </draw:text-box>
        </draw:frame>
        <draw:frame draw:style-name="gr1" draw:text-style-name="P1" draw:layer="layout" svg:width="3.42cm" svg:height="2cm" svg:x="1.9cm" svg:y="1cm">
          <draw:text-box>
            <text:p text:style-name="P1"/>
            <text:p text:style-name="P1">e:<text:span text:style-name="T1">exponent</text:span></text:p>
          </draw:text-box>
        </draw:frame>
        <draw:frame draw:style-name="gr1" draw:text-style-name="P2" draw:layer="layout" svg:width="10.08cm" svg:height="2cm" svg:x="5.32cm" svg:y="1cm">
          <draw:text-box>
            <text:p text:style-name="P2"/>
            <text:p text:style-name="P1">xxxxx: fraction</text:p>
          </draw:text-box>
        </draw:frame>
        <draw:custom-shape draw:style-name="gr2" draw:text-style-name="P3" draw:layer="layout" svg:width="1cm" svg:height="3.42cm" draw:transform="rotate (1.5707963267946) translate (1.9cm 4.1cm)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1.5cm" svg:height="10.08cm" draw:transform="rotate (1.5707963267946) translate (5.32cm 4.4cm)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2.422cm" svg:height="0.984cm" svg:x="2.6cm" svg:y="4.2cm">
          <draw:text-box>
            <text:p text:style-name="P2">11 bit</text:p>
          </draw:text-box>
        </draw:frame>
        <draw:frame draw:style-name="gr4" draw:text-style-name="P2" draw:layer="layout" svg:width="3.5cm" svg:height="0.984cm" svg:x="9.4cm" svg:y="4.3cm">
          <draw:text-box>
            <text:p text:style-name="P2">52 bit</text:p>
          </draw:text-box>
        </draw:frame>
        <draw:frame draw:style-name="gr5" draw:text-style-name="P2" draw:layer="layout" svg:width="3cm" svg:height="1.25cm" svg:x="0.1cm" svg:y="0cm">
          <draw:text-box>
            <text:p text:style-name="P2">sign</text:p>
          </draw:text-box>
        </draw:frame>
        <draw:frame draw:style-name="gr3" draw:text-style-name="P2" draw:layer="layout" svg:width="2cm" svg:height="0.984cm" svg:x="0.7cm" svg:y="4.2cm">
          <draw:text-box>
            <text:p text:style-name="P2">1 bit</text:p>
          </draw:text-box>
        </draw:frame>
        <draw:custom-shape draw:style-name="gr2" draw:text-style-name="P3" draw:layer="layout" svg:width="1cm" svg:height="1cm" draw:transform="rotate (1.5707963267946) translate (0.9cm 4.1cm)">
          <text:p text:style-name="P2"/>
          <draw:enhanced-geometry svg:viewBox="0 0 21600 21600" draw:glue-points="21600 0 0 10800 21600 21600" draw:text-areas="13800 ?f9 21600 ?f10" draw:type="left-brace" draw:modifiers="2114.6853146853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5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7-05-15T13:52:57</meta:creation-date>
    <dc:date>2008-07-02T17:30:00</dc:date>
    <dc:language>en-US</dc:language>
    <meta:editing-cycles>9</meta:editing-cycles>
    <meta:editing-duration>PT2H9M1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